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1.7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7.2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2.41cm" fo:min-width="18.5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3.653cm" fo:min-width="18.5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7.355cm" fo:min-width="16.3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7cm" fo:min-width="6.204cm"/>
    </style:style>
    <style:style style:name="gr23" style:family="graphic" style:parent-style-name="standard">
      <style:graphic-properties draw:fill-color="#ffd320" draw:textarea-horizontal-align="justify" draw:textarea-vertical-align="middle" draw:auto-grow-height="false" fo:min-height="4.094cm" fo:min-width="16.572cm"/>
    </style:style>
    <style:style style:name="gr24" style:family="graphic" style:parent-style-name="standard">
      <style:graphic-properties draw:fill-color="#e6e64c" draw:textarea-horizontal-align="justify" draw:textarea-vertical-align="middle" draw:auto-grow-height="false" fo:min-height="1.72cm" fo:min-width="2.443cm"/>
    </style:style>
    <style:style style:name="gr25" style:family="graphic" style:parent-style-name="standard">
      <style:graphic-properties draw:fill-color="#e6e64c" draw:textarea-horizontal-align="justify" draw:textarea-vertical-align="middle" draw:auto-grow-height="false" fo:min-height="1.72cm" fo:min-width="1.977cm"/>
    </style:style>
    <style:style style:name="gr26" style:family="graphic" style:parent-style-name="standard">
      <style:graphic-properties draw:textarea-horizontal-align="justify" draw:textarea-vertical-align="middle" draw:auto-grow-height="false" fo:min-height="2.637cm" fo:min-width="18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28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draw:fill-color="#23ff23" draw:textarea-horizontal-align="justify" draw:textarea-vertical-align="middle" draw:auto-grow-height="false" fo:min-height="3.097cm" fo:min-width="18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7cm"/>
    </style:style>
    <style:style style:name="gr31" style:family="graphic" style:parent-style-name="standard">
      <style:graphic-properties draw:textarea-horizontal-align="justify" draw:textarea-vertical-align="middle" draw:auto-grow-height="false" fo:min-height="1.485cm" fo:min-width="18.5cm"/>
    </style:style>
    <style:style style:name="gr32" style:family="graphic" style:parent-style-name="standard">
      <style:graphic-properties draw:textarea-horizontal-align="justify" draw:textarea-vertical-align="middle" draw:auto-grow-height="false" fo:min-height="1.832cm" fo:min-width="18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2.66cm" svg:x="0.999cm" svg:y="0.999cm">
          <text:p text:style-name="P1"><text:span text:style-name="T1">&lt;H1&gt;Artiste : Monique HAINSELIN &lt;/H1&gt;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9cm" svg:height="3.182cm" svg:x="1cm" svg:y="11.398cm">
            <text:p text:style-name="P1">Menu horizontal</text:p>
            <draw:enhanced-geometry svg:viewBox="0 0 21600 21600" draw:type="rectangle" draw:enhanced-path="M 0 0 L 21600 0 21600 21600 0 21600 0 0 Z N"/>
          </draw:custom-shape>
          <draw:frame draw:style-name="gr3" draw:layer="layout" svg:width="2.267cm" svg:height="1.061cm" svg:x="1.498cm" svg:y="11.683cm">
            <draw:text-box>
              <text:p>&lt;nav&gt;</text:p>
            </draw:text-box>
          </draw:frame>
        </draw:g>
        <draw:g>
          <draw:custom-shape draw:style-name="gr2" draw:text-style-name="P1" draw:layer="layout" svg:width="19cm" svg:height="3.907cm" svg:x="0.999cm" svg:y="24.792cm">
            <text:p text:style-name="P1">Pied de page,lien vers </text:p>
            <text:p text:style-name="P1"><text:s/>-mentions légales,</text:p>
            <text:p text:style-name="P1">-plan du site</text:p>
            <text:p text:style-name="P1">...</text:p>
            <draw:enhanced-geometry svg:viewBox="0 0 21600 21600" draw:type="rectangle" draw:enhanced-path="M 0 0 L 21600 0 21600 21600 0 21600 0 0 Z N"/>
          </draw:custom-shape>
          <draw:frame draw:style-name="gr4" draw:layer="layout" svg:width="2.868cm" svg:height="0.962cm" svg:x="1.571cm" svg:y="25.292cm">
            <draw:text-box>
              <text:p>&lt;footer&gt;</text:p>
            </draw:text-box>
          </draw:frame>
        </draw:g>
        <draw:custom-shape draw:style-name="gr5" draw:text-style-name="P1" draw:layer="layout" svg:width="19cm" svg:height="7.375cm" svg:x="1cm" svg:y="3.7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458cm" svg:height="5.911cm" svg:x="1.674cm" svg:y="4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458cm" svg:height="5.911cm" svg:x="10.683cm" svg:y="4.7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5.382cm" svg:height="9.611cm" svg:x="1cm" svg:y="14.75cm">
          <text:p text:style-name="P1">Présentation de l'artiste en texte.</text:p>
          <text:p text:style-name="P1">Assez fourni, ce qu'ellle/il a fait </text:p>
          <text:p text:style-name="P1">Les étapes de son style, ses influences, </text:p>
          <text:p text:style-name="P1">Etc, etc.</text:p>
          <draw:enhanced-geometry svg:viewBox="0 0 21600 21600" draw:type="rectangle" draw:enhanced-path="M 0 0 L 21600 0 21600 21600 0 21600 0 0 Z N"/>
        </draw:custom-shape>
        <draw:frame draw:style-name="gr9" draw:layer="layout" svg:width="2.936cm" svg:height="0.962cm" svg:x="1cm" svg:y="14.811cm">
          <draw:text-box>
            <text:p>&lt;article&gt;</text:p>
          </draw:text-box>
        </draw:frame>
        <draw:frame draw:style-name="gr10" draw:layer="layout" svg:width="6.704cm" svg:height="1.673cm" svg:x="3.322cm" svg:y="7.037cm">
          <draw:text-box>
            <text:p>&lt;img photo de l'artiste</text:p>
            <text:p>assez chouette &gt;</text:p>
          </draw:text-box>
        </draw:frame>
        <draw:custom-shape draw:style-name="gr11" draw:text-style-name="P1" draw:layer="layout" svg:width="2.477cm" svg:height="1.97cm" svg:x="11.315cm" svg:y="5.912cm">
          <text:p text:style-name="P1">tablea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77cm" svg:height="1.97cm" svg:x="11.37cm" svg:y="8.275cm">
          <text:p text:style-name="P1">tablea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77cm" svg:height="1.97cm" svg:x="14.186cm" svg:y="5.911cm">
          <text:p text:style-name="P1">tablea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77cm" svg:height="1.97cm" svg:x="14.184cm" svg:y="8.274cm">
          <text:p text:style-name="P1">tableau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782cm" svg:height="1.52cm" svg:x="10.584cm" svg:y="4.898cm">
          <draw:text-box>
            <text:p><text:span text:style-name="T2">&lt;Miniatures liens vers produit &gt;</text:span></text:p>
          </draw:text-box>
        </draw:frame>
        <draw:frame draw:style-name="gr13" draw:layer="layout" svg:width="17.38cm" svg:height="0.962cm" svg:x="1.45cm" svg:y="3.778cm">
          <draw:text-box>
            <text:p>&lt;section visualiser l'artiste et ses œuvres en un coup d'oeil&gt;</text:p>
          </draw:text-box>
        </draw:frame>
        <draw:custom-shape draw:style-name="gr14" draw:text-style-name="P1" draw:layer="layout" svg:width="2.984cm" svg:height="9.573cm" svg:x="16.663cm" svg:y="14.749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2.758cm" svg:height="0.962cm" svg:x="16.792cm" svg:y="14.92cm">
          <draw:text-box>
            <text:p>&lt;aside&gt;</text:p>
          </draw:text-box>
        </draw:frame>
        <draw:frame draw:style-name="gr16" draw:layer="layout" svg:width="6.81cm" svg:height="1.673cm" draw:transform="rotate (-1.5707963267949) translate (19.03cm 16.587cm)">
          <draw:text-box>
            <text:p>Liens vers autres sites</text:p>
            <text:p><text:s/>de galeries</text:p>
          </draw:text-box>
        </draw:frame>
        <draw:frame draw:style-name="gr17" draw:layer="layout" svg:width="3.321cm" svg:height="0.962cm" svg:x="1cm" svg:y="1cm">
          <draw:text-box>
            <text:p>&lt;Header&gt;</text:p>
          </draw:text-box>
        </draw:frame>
      </draw:page>
      <draw:page draw:name="page2" draw:style-name="dp1" draw:master-page-name="Standard">
        <draw:frame draw:style-name="gr18" draw:layer="layout" svg:width="4.655cm" svg:height="0.962cm" svg:x="7.866cm" svg:y="1cm">
          <draw:text-box>
            <text:p>Version mobile</text:p>
          </draw:text-box>
        </draw:frame>
        <draw:custom-shape draw:style-name="gr19" draw:text-style-name="P2" draw:layer="layout" svg:width="19cm" svg:height="2.66cm" svg:x="1cm" svg:y="5.022cm">
          <text:p text:style-name="P1"><text:span text:style-name="T1">&lt;H1&gt;Artiste : Monique HAINSELIN &lt;/H1&gt;</text:span></text:p>
          <draw:enhanced-geometry svg:viewBox="0 0 21600 21600" draw:type="rectangle" draw:enhanced-path="M 0 0 L 21600 0 21600 21600 0 21600 0 0 Z N"/>
        </draw:custom-shape>
        <draw:frame draw:style-name="gr17" draw:layer="layout" svg:width="3.321cm" svg:height="0.962cm" svg:x="1.583cm" svg:y="5.208cm">
          <draw:text-box>
            <text:p>&lt;Header&gt;</text:p>
          </draw:text-box>
        </draw:frame>
        <draw:custom-shape draw:style-name="gr20" draw:text-style-name="P1" draw:layer="layout" svg:width="19cm" svg:height="13.903cm" svg:x="1cm" svg:y="7.6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6.854cm" svg:height="7.605cm" svg:x="1.719cm" svg:y="9.037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6.704cm" svg:height="1.947cm" svg:x="3.058cm" svg:y="10.297cm">
          <draw:text-box>
            <text:p>&lt;img photo de l'artiste</text:p>
            <text:p>assez chouette &gt;</text:p>
          </draw:text-box>
        </draw:frame>
        <draw:frame draw:style-name="gr13" draw:layer="layout" svg:width="17.38cm" svg:height="0.962cm" svg:x="0.762cm" svg:y="7.801cm">
          <draw:text-box>
            <text:p>&lt;section visualiser l'artiste et ses œuvres en un coup d'oeil&gt;</text:p>
          </draw:text-box>
        </draw:frame>
        <draw:g>
          <draw:custom-shape draw:style-name="gr23" draw:text-style-name="P1" draw:layer="layout" svg:width="17.072cm" svg:height="4.344cm" svg:x="1.681cm" svg:y="16.63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943cm" svg:height="1.97cm" svg:x="2.904cm" svg:y="18.72cm">
            <text:p text:style-name="P1">tableau</text:p>
            <draw:enhanced-geometry svg:viewBox="0 0 21600 21600" draw:type="rectangle" draw:enhanced-path="M 0 0 L 21600 0 21600 21600 0 21600 0 0 Z N"/>
          </draw:custom-shape>
          <draw:frame draw:style-name="gr12" draw:text-style-name="P3" draw:layer="layout" svg:width="15.822cm" svg:height="1.52cm" svg:x="1.587cm" svg:y="17.017cm">
            <draw:text-box>
              <text:p><text:span text:style-name="T2">&lt;Miniatures liens vers produit &gt;</text:span></text:p>
            </draw:text-box>
          </draw:frame>
          <draw:custom-shape draw:style-name="gr25" draw:text-style-name="P1" draw:layer="layout" svg:width="2.477cm" svg:height="1.97cm" svg:x="6.989cm" svg:y="18.771cm">
            <text:p text:style-name="P1">tableau</text:p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477cm" svg:height="1.97cm" svg:x="10.878cm" svg:y="18.797cm">
            <text:p text:style-name="P1">tableau</text:p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477cm" svg:height="1.97cm" svg:x="14.926cm" svg:y="18.718cm">
            <text:p text:style-name="P1">tableau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" draw:layer="layout" svg:width="19cm" svg:height="2.887cm" svg:x="1cm" svg:y="2.114cm">
            <text:p text:style-name="P1">Menu horizontal « retractable » </text:p>
            <draw:enhanced-geometry svg:viewBox="0 0 21600 21600" draw:type="rectangle" draw:enhanced-path="M 0 0 L 21600 0 21600 21600 0 21600 0 0 Z N"/>
          </draw:custom-shape>
          <draw:frame draw:style-name="gr27" draw:layer="layout" svg:width="2.267cm" svg:height="0.962cm" svg:x="1.498cm" svg:y="2.373cm">
            <draw:text-box>
              <text:p>&lt;nav&gt;</text:p>
            </draw:text-box>
          </draw:frame>
        </draw:g>
        <draw:g>
          <draw:line draw:style-name="gr28" draw:text-style-name="P1" draw:layer="layout" svg:x1="16.486cm" svg:y1="2.758cm" svg:x2="19.243cm" svg:y2="2.721cm">
            <text:p/>
          </draw:line>
          <draw:line draw:style-name="gr28" draw:text-style-name="P1" draw:layer="layout" svg:x1="16.485cm" svg:y1="3.497cm" svg:x2="19.242cm" svg:y2="3.46cm">
            <text:p/>
          </draw:line>
          <draw:line draw:style-name="gr28" draw:text-style-name="P1" draw:layer="layout" svg:x1="16.485cm" svg:y1="4.2cm" svg:x2="19.242cm" svg:y2="4.163cm">
            <text:p/>
          </draw:line>
        </draw:g>
        <draw:custom-shape draw:style-name="gr29" draw:text-style-name="P1" draw:layer="layout" svg:width="19cm" svg:height="3.347cm" svg:x="1cm" svg:y="21.55cm">
          <text:p text:style-name="P1">Présentation de l'artiste en texte.</text:p>
          <text:p text:style-name="P1">Assez fourni, ce qu'ellle/il a fait </text:p>
          <text:p text:style-name="P1">Les étapes de son style, ses influences, </text:p>
          <text:p text:style-name="P1">Etc, etc.</text:p>
          <draw:enhanced-geometry svg:viewBox="0 0 21600 21600" draw:type="rectangle" draw:enhanced-path="M 0 0 L 21600 0 21600 21600 0 21600 0 0 Z N"/>
        </draw:custom-shape>
        <draw:frame draw:style-name="gr30" draw:layer="layout" svg:width="3.627cm" svg:height="0.962cm" svg:x="1cm" svg:y="21.571cm">
          <draw:text-box>
            <text:p>&lt;article&gt;</text:p>
          </draw:text-box>
        </draw:frame>
        <draw:custom-shape draw:style-name="gr31" draw:text-style-name="P1" draw:layer="layout" svg:width="19cm" svg:height="1.735cm" svg:x="1cm" svg:y="24.90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6.81cm" svg:height="1.673cm" svg:x="5.794cm" svg:y="24.88cm">
          <draw:text-box>
            <text:p>Liens vers autres sites</text:p>
            <text:p><text:s/>de galeries</text:p>
          </draw:text-box>
        </draw:frame>
        <draw:frame draw:style-name="gr15" draw:layer="layout" svg:width="2.758cm" svg:height="0.962cm" svg:x="1.314cm" svg:y="25.001cm">
          <draw:text-box>
            <text:p>&lt;aside&gt;</text:p>
          </draw:text-box>
        </draw:frame>
        <draw:g>
          <draw:custom-shape draw:style-name="gr32" draw:text-style-name="P1" draw:layer="layout" svg:width="19cm" svg:height="2.082cm" svg:x="0.999cm" svg:y="26.617cm">
            <text:p text:style-name="P1">Pied de page,lien vers mentions légales,</text:p>
            <text:p text:style-name="P1">-plan du site</text:p>
            <text:p text:style-name="P1">...</text:p>
            <draw:enhanced-geometry svg:viewBox="0 0 21600 21600" draw:type="rectangle" draw:enhanced-path="M 0 0 L 21600 0 21600 21600 0 21600 0 0 Z N"/>
          </draw:custom-shape>
          <draw:frame draw:style-name="gr33" draw:layer="layout" svg:width="2.868cm" svg:height="1.36cm" svg:x="1.571cm" svg:y="26.884cm">
            <draw:text-box>
              <text:p>&lt;footer&gt;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8:37:28</meta:creation-date>
    <dc:date>2016-11-06T17:43:11.740015179</dc:date>
    <meta:editing-duration>PT17M13S</meta:editing-duration>
    <meta:editing-cycles>5</meta:editing-cycles>
    <meta:generator>LibreOffice/4.3.3.2$Linux_X86_64 LibreOffice_project/430m0$Build-2</meta:generator>
    <meta:document-statistic meta:object-count="52"/>
  </office:meta>
</office:document-meta>
</file>